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margin-top="0in" fo:margin-bottom="0in" style:contextual-spacing="false" fo:text-indent="0in" style:auto-text-indent="false" fo:padding="0in" fo:border="none"/>
      <style:text-properties fo:font-size="14pt" fo:language="ru" fo:country="RU" fo:font-weight="bold" officeooo:paragraph-rsid="000a4034" style:font-size-asian="14pt" style:font-weight-asian="bold" style:font-size-complex="14pt" style:font-weight-complex="bold" loext:padding="0in" loext:border="none"/>
    </style:style>
    <style:style style:name="P2" style:family="paragraph" style:parent-style-name="Text_20_body">
      <style:text-properties fo:font-size="14pt" fo:language="ru" fo:country="RU" fo:font-weight="bold" officeooo:rsid="000a4034" officeooo:paragraph-rsid="000a4034" style:font-size-asian="14pt" style:font-weight-asian="bold" style:font-size-complex="14pt" style:font-weight-complex="bold" loext:padding="0in" loext:border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Задача лабораторной работы:</text:p>
      <text:p text:style-name="P1"/>
      <text:p text:style-name="Text_20_body">Цель этой лабораторной работы - перевести RGB изображение в изображение в градациях серого. Входные данные – тройка RGB чисел с плавающей точкой, которую студент должен преобразовать в единственное значение с плавающей точкой – <text:s/>интенсивность серого цвета. Ниже представлен псевдокод алгоритма:</text:p>
      <text:p text:style-name="Text_20_body"/>
      <text:p text:style-name="P2">Ход выполнения:</text:p>
      <text:p text:style-name="P2"/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dc:date>2021-09-15T17:50:13.746166791</dc:date>
    <meta:editing-duration>PT2M31S</meta:editing-duration>
    <meta:editing-cycles>1</meta:editing-cycles>
    <meta:document-statistic meta:table-count="0" meta:image-count="0" meta:object-count="0" meta:page-count="1" meta:paragraph-count="3" meta:word-count="43" meta:character-count="336" meta:non-whitespace-character-count="293"/>
    <meta:generator>LibreOffice/7.1.2.2$Linux_X86_64 LibreOffice_project/5751006d328844ba3fa6124ed263bbf122f0788a</meta:generator>
  </office:meta>
</office:document-meta>
</file>